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 Gyre Adventor" svg:font-family="'TeX Gyre Adventor'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5.69cm" loext:decorative="false"/>
      <style:paragraph-properties style:writing-mode="lr-tb"/>
    </style:style>
    <style:style style:name="P1" style:family="paragraph">
      <style:paragraph-properties fo:margin-left="0cm" fo:margin-right="0cm" fo:margin-top="4.9cm" fo:margin-bottom="4.9cm" fo:line-height="100%" fo:text-align="center" fo:text-indent="0cm"/>
    </style:style>
    <style:style style:name="P2" style:family="paragraph">
      <loext:graphic-properties draw:fill="none" draw:fill-color="#ffffff"/>
      <style:paragraph-properties fo:text-align="center"/>
      <style:text-properties style:font-name="TeX Gyre Adventor" fo:font-size="72pt" style:font-size-asian="72pt" style:font-size-complex="7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TeX Gyre Adventor" fo:font-size="72pt" fo:font-style="normal" fo:text-shadow="none" style:text-underline-style="none" fo:font-weight="normal" style:letter-kerning="true" style:font-name-asian="Microsoft YaHei" style:font-size-asian="72pt" style:font-style-asian="normal" style:font-weight-asian="normal" style:font-name-complex="Lucida Sans" style:font-size-complex="7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25.94cm" svg:x="1cm" svg:y="1cm">
          <draw:text-box>
            <text:p text:style-name="P1"><text:span text:style-name="T1">Homework Assignments</text:span></text:p>
            <text:p text:style-name="P1"><text:span text:style-name="T1">Liberal Arts Mathemati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 Gyre Adventor" svg:font-family="'TeX Gyre Adventor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1T14:28:58.167000000</meta:creation-date>
    <dc:date>2024-11-06T14:41:02.837000000</dc:date>
    <meta:editing-duration>PT4M2S</meta:editing-duration>
    <meta:editing-cycles>2</meta:editing-cycles>
    <meta:generator>LibreOffice/24.8.2.1$Windows_x86 LibreOffice_project/0f794b6e29741098670a3b95d60478a65d05ef13</meta:generator>
    <meta:print-date>2024-11-01T14:32:23.726000000</meta:print-date>
    <meta:document-statistic meta:object-count="1"/>
  </office:meta>
</office:document-meta>
</file>